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26e3" officeooo:paragraph-rsid="000326e3"/>
    </style:style>
    <style:style style:name="P2" style:family="paragraph" style:parent-style-name="Standard">
      <style:text-properties officeooo:rsid="00034c08" officeooo:paragraph-rsid="00034c08"/>
    </style:style>
    <style:style style:name="T1" style:family="text">
      <style:text-properties officeooo:rsid="000326e3"/>
    </style:style>
    <style:style style:name="T2" style:family="text">
      <style:text-properties officeooo:rsid="00053f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Penjelasan Kode PHP <text:s/>Tugas 2.1 Variabel Tipe data </text:span></text:p>
      <text:p text:style-name="Standard"/>
      <text:p text:style-name="P1">&gt; var_dump($d+$e); </text:p>
      <text:p text:style-name="P1"><text:tab/>Karna nilai d=3 dan niiai e=2 maka hasilnya=5.<text:line-break/>&gt; var_dump(#e==$f);</text:p>
      <text:p text:style-name="P1"><text:tab/>Karna tipe data e dan f sama maka booleannya=true.</text:p>
      <text:p text:style-name="P1">&gt; var_dump($e===$f);</text:p>
      <text:p text:style-name="P1"><text:tab/> Karna tipe data e dan f berbeda maka booleannya= false.</text:p>
      <text:p text:style-name="P1">&gt; var _dump($g);</text:p>
      <text:p text:style-name="P1"><text:tab/>Karna nilai g= null yang artinya hampa/kosong.</text:p>
      <text:p text:style-name="P1">&gt;var_dump((bool)$g); </text:p>
      <text:p text:style-name="Standard"><text:tab/><text:span text:style-name="T1">Karna nilai g= 0 maka booleannya= false.</text:span></text:p>
      <text:p text:style-name="P1">&gt;var_dump((int)$g);</text:p>
      <text:p text:style-name="P1"><text:tab/>Karna nilai g=0 maka hasil integer= 0.</text:p>
      <text:p text:style-name="P1"/>
      <text:p text:style-name="P1"/>
      <text:p text:style-name="P2">&gt;var_dump(true&amp;&amp;false);</text:p>
      <text:p text:style-name="P2"><text:tab/>Karna nilai true dan true bertipe <text:span text:style-name="T2">&amp;&amp;/dan</text:span> <text:span text:style-name="T2">(</text:span>logika<text:span text:style-name="T2">)</text:span> maka hasil booleannya= true</text:p>
      <text:p text:style-name="P2">&gt;var_dump(true||false);</text:p>
      <text:p text:style-name="P2"><text:tab/>Karna nilai true dan false bertipe ||(atau) maka hasil booleannya <text:span text:style-name="T2">true</text:span></text:p>
      <text:p text:style-name="P2">&gt;var_dump(false||false);</text:p>
      <text:p text:style-name="P2"><text:tab/><text:span text:style-name="T2">Karna false dan false adalah sama dan bertipe || (atau) maka hasil booleannya adalah false</text:span></text:p>
      <text:p text:style-name="P2">&gt;var_dump(!false);</text:p>
      <text:p text:style-name="P2"><text:tab/><text:span text:style-name="T2">Karna nilai false bertipe ! yang artinya (tidak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d" fo:country="ID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06:12:39.242531239</meta:creation-date>
    <dc:date>2020-09-08T06:40:07.889246766</dc:date>
    <meta:editing-duration>PT6M8S</meta:editing-duration>
    <meta:editing-cycles>1</meta:editing-cycles>
    <meta:document-statistic meta:table-count="0" meta:image-count="0" meta:object-count="0" meta:page-count="1" meta:paragraph-count="20" meta:word-count="117" meta:character-count="828" meta:non-whitespace-character-count="712"/>
    <meta:generator>LibreOffice/6.0.7.3$Linux_X86_64 LibreOffice_project/00m0$Build-3</meta:generator>
  </office:meta>
</office:document-meta>
</file>